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text-properties fo:color="#000000" fo:font-weight="bold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fo:color="#000000" fo:font-weight="bold"/>
    </style:style>
    <style:style style:name="T1" style:family="text">
      <style:text-properties officeooo:rsid="000d3426"/>
    </style:style>
    <style:style style:name="T2" style:family="text">
      <style:text-properties fo:color="#000000"/>
    </style:style>
    <style:style style:name="T3" style:family="text">
      <style:text-properties fo:color="#0000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TER TABLE car_details ALTER COLUMN approxprice TYPE real;</text:p>
      <text:p text:style-name="Standard"/>
      <text:p text:style-name="Standard"/>
      <text:p text:style-name="Standard"/>
      <text:p text:style-name="Standard">ALTER TABLE car_details ALTER COLUMN approxprice <text:span text:style-name="T1">drop Not null</text:span>;</text:p>
      <text:p text:style-name="Standard"/>
      <text:p text:style-name="Standard"/>
      <text:p text:style-name="Preformatted_20_Text">ALTER TABLE &lt;name&gt;</text:p>
      <text:p text:style-name="Preformatted_20_Text"><text:s text:c="6"/>ADD CONSTRAINT &lt;constraint_name&gt;</text:p>
      <text:p text:style-name="P1"><text:s text:c="6"/>PRIMARY KEY (&lt;column_name&gt;)</text:p>
      <text:p text:style-name="Standard"><text:span text:style-name="T3">SELECT</text:span><text:span text:style-name="T2"> </text:span><text:span text:style-name="Emphasis"><text:span text:style-name="T2">column_name(s)</text:span></text:span><text:span text:style-name="T2"><text:line-break/></text:span><text:span text:style-name="T3">FROM</text:span><text:span text:style-name="T2"> </text:span><text:span text:style-name="Emphasis"><text:span text:style-name="T2">table_name</text:span></text:span><text:span text:style-name="T2"><text:line-break/></text:span><text:span text:style-name="T3">WHERE</text:span><text:span text:style-name="T2"> </text:span><text:span text:style-name="Emphasis"><text:span text:style-name="T2">column_name</text:span></text:span><text:span text:style-name="T2"> </text:span><text:span text:style-name="T3">IN</text:span><text:span text:style-name="T2"> (</text:span><text:span text:style-name="Emphasis"><text:span text:style-name="T2">value1</text:span></text:span><text:span text:style-name="T2">,</text:span><text:span text:style-name="Emphasis"><text:span text:style-name="T2"> value2</text:span></text:span><text:span text:style-name="T2">, ...); </text:span></text:p>
      <text:p text:style-name="P3"/>
      <text:p text:style-name="Standard"><text:span text:style-name="T3">ALTER</text:span><text:span text:style-name="T2"> </text:span><text:span text:style-name="T3">TABLE</text:span><text:span text:style-name="T2"> </text:span><text:span text:style-name="Emphasis"><text:span text:style-name="T2">table_name</text:span></text:span><text:span text:style-name="T2"><text:line-break/></text:span><text:span text:style-name="T3">ADD</text:span><text:span text:style-name="T2"> </text:span><text:span text:style-name="Emphasis"><text:span text:style-name="T2">column_name datatype</text:span></text:span><text:span text:style-name="T2">; </text:span></text:p>
      <text:p text:style-name="P3"/>
      <text:p text:style-name="P3"/>
      <text:p text:style-name="P4">alter table car_details rename name to car_name;</text:p>
      <text:p text:style-name="P4"/>
      <text:p text:style-name="P2">ALTER TABLE Tasks <text:s/></text:p>
      <text:p text:style-name="Preformatted_20_Text"><text:s text:c="4"/>ADD CONSTRAINT taskdesc_default <text:s/></text:p>
      <text:p text:style-name="P1"><text:s text:c="4"/>DEFAULT 'TBA' FOR TaskDescription; <text:s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19:18:15.321660613</meta:creation-date>
    <dc:date>2019-07-26T17:25:51.514574161</dc:date>
    <meta:editing-duration>PT1H1M5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59" meta:character-count="486" meta:non-whitespace-character-count="410"/>
  </office:meta>
</office:document-meta>
</file>